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854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9.841cm"/>
    </style:style>
    <style:style style:name="co7" style:family="table-column">
      <style:table-column-properties fo:break-before="auto" style:column-width="12.628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6.641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2.596cm"/>
    </style:style>
    <style:style style:name="co12" style:family="table-column">
      <style:table-column-properties fo:break-before="auto" style:column-width="11.959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none" fo:background-color="#10243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5000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bottom"/>
    </style:style>
    <style:style style:name="ce9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3b3b3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TurboPro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Issue No.</text:p>
          </table:table-cell>
          <table:table-cell table:style-name="ce1" office:value-type="string">
            <text:p>Scrumvine</text:p>
          </table:table-cell>
          <table:table-cell table:style-name="ce1" office:value-type="string">
            <text:p>Client Type</text:p>
          </table:table-cell>
          <table:table-cell table:style-name="ce1" office:value-type="string">
            <text:p>Issue Type</text:p>
          </table:table-cell>
          <table:table-cell table:style-name="ce1" office:value-type="string">
            <text:p>Module/Project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Page Ur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Assigned Date</text:p>
          </table:table-cell>
          <table:table-cell table:style-name="ce1" office:value-type="string">
            <text:p>Q/A Engineer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rocedure</text:p>
          </table:table-cell>
          <table:table-cell table:style-name="ce1" table:number-columns-repeated="5"/>
          <table:table-cell table:style-name="ce17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 table:style-name="ce4" office:value-type="string">
            <text:p>New</text:p>
          </table:table-cell>
          <table:table-cell table:style-name="ce4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0" office:value-type="string">
            <text:p>The auto-generated names are editable even after chosen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Ope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 table:style-name="ce5" office:value-type="string">
            <text:p>New</text:p>
          </table:table-cell>
          <table:table-cell table:style-name="ce5" office:value-type="string">
            <text:p>TurboPro</text:p>
          </table:table-cell>
          <table:table-cell table:style-name="ce5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1" office:value-type="string">
            <text:p>comma exists in the address field as a default text data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6"/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 table:style-name="ce4" office:value-type="string">
            <text:p>New</text:p>
          </table:table-cell>
          <table:table-cell table:style-name="ce4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1" office:value-type="string">
            <text:p>After the page has been refreshed or saved, comma is getting generated in the address field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 table:style-name="ce4" office:value-type="string">
            <text:p>New</text:p>
          </table:table-cell>
          <table:table-cell table:style-name="ce4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1" office:value-type="string">
            <text:p>Drop-down box in "Division" field shall have text like "select" as default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 table:style-name="ce4" office:value-type="string">
            <text:p>New</text:p>
          </table:table-cell>
          <table:table-cell table:style-name="ce4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0" office:value-type="string">
            <text:p>In "Job Site Tax Territory:" field, automatic text "Chambers-Lanet" displays the value "9.75.000%". This value seems to look different from others(may be an error)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 table:style-name="ce4" office:value-type="string">
            <text:p>New</text:p>
          </table:table-cell>
          <table:table-cell table:style-name="ce4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1" office:value-type="string">
            <text:p>On Expanding the address field manually, the field gets mix-up with the other fields.(please check the snap shot)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 table:style-name="ce4" office:value-type="string">
            <text:p>New</text:p>
          </table:table-cell>
          <table:table-cell table:style-name="ce6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1" office:value-type="string">
            <text:p>Once the address field is adjusted over the given pane, it is unable to resize again as the pane is getting placed behind other pane.(please check the snap shot)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The Job# shall be inactive while entering data in the field.[Job# is generated only after registeration]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Turbopro auto-generating function is not working in Google Chrome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Ope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While specifying date, the current date shall be highlighted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6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The auto-generated viewer shall not be viewed for unknown keywords typed[Especially for "quote by:" field].(Please view the snap shot)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7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Ope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In "Design/Construct Team" Pane, The text fields shall not have a blink or flash after auto-generated where other panes are working fine.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7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Open</text:p>
          </table:table-cell>
          <table:table-cell table:style-name="ce12"/>
          <table:table-cell table:number-columns-repeated="1011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Posted</text:p>
          </table:table-cell>
          <table:table-cell table:style-name="ce4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">http://turbopro.eb.local/turbotracker/turbo/</text:a> </text:p>
          </table:table-cell>
          <table:table-cell table:style-name="ce12" office:value-type="string">
            <text:p>In "Rolodex:" text field, some of the keywords entered are not getting redirected to contacts. eg) VEND: Wachovia Bank Of Georgia,WACHOVIABA, VEND: Olympus Flag&amp; <text:s/>Banner,OLYMPUSFLA,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7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<text:s/>Done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/>
          <table:table-cell table:style-name="ce5" office:value-type="string">
            <text:p>TurboPro</text:p>
          </table:table-cell>
          <table:table-cell table:style-name="ce4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The auto-generated viewer shall be expandable according to it's contents alone.(Please view the snap shot)</text:p>
          </table:table-cell>
          <table:table-cell table:style-name="ce4" office:value-type="string">
            <text:p>Tulasi</text:p>
          </table:table-cell>
          <table:table-cell table:style-name="ce15" office:value-type="string">
            <text:p>27/April/2012</text:p>
          </table:table-cell>
          <table:table-cell table:style-name="ce4" office:value-type="string">
            <text:p>Prashanth Sams</text:p>
          </table:table-cell>
          <table:table-cell table:style-name="ce4" office:value-type="string">
            <text:p>Open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 table:style-name="ce5"/>
          <table:table-cell table:style-name="ce5" office:value-type="string">
            <text:p>TurboPro</text:p>
          </table:table-cell>
          <table:table-cell table:style-name="ce7" office:value-type="string">
            <text:p>High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The account shall be compatible with all browsers mainly in "internet explorer" (Please check it over internet explorer). [The page gets redirected to login page when Jobs-&gt;add link is being typed]. (Please view the snap shot)</text:p>
          </table:table-cell>
          <table:table-cell table:style-name="ce5" office:value-type="string">
            <text:p>Tulasi</text:p>
          </table:table-cell>
          <table:table-cell table:style-name="ce5" office:value-type="string">
            <text:p>27/April/2012</text:p>
          </table:table-cell>
          <table:table-cell table:style-name="ce5" office:value-type="string">
            <text:p>Prashanth Sams</text:p>
          </table:table-cell>
          <table:table-cell table:style-name="ce5" office:value-type="string">
            <text:p>Ope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 table:style-name="ce5"/>
          <table:table-cell table:style-name="ce5" office:value-type="string">
            <text:p>TurboPro</text:p>
          </table:table-cell>
          <table:table-cell table:style-name="ce5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Error in IE: The Tabs follow with a Black border in it. Shall the borders be removed.</text:p>
          </table:table-cell>
          <table:table-cell table:style-name="ce5" office:value-type="string">
            <text:p>Tulasi</text:p>
          </table:table-cell>
          <table:table-cell table:style-name="ce5" office:value-type="string">
            <text:p>02/May/2012</text:p>
          </table:table-cell>
          <table:table-cell table:style-name="ce5" office:value-type="string">
            <text:p>Prashanth Sams</text:p>
          </table:table-cell>
          <table:table-cell table:style-name="ce5" office:value-type="string">
            <text:p>Open</text:p>
          </table:table-cell>
          <table:table-cell table:number-columns-repeated="1012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Posted</text:p>
          </table:table-cell>
          <table:table-cell table:style-name="ce5" office:value-type="string">
            <text:p>ExcelBlaze</text:p>
          </table:table-cell>
          <table:table-cell table:style-name="ce5"/>
          <table:table-cell table:style-name="ce5" office:value-type="string">
            <text:p>TurboPro</text:p>
          </table:table-cell>
          <table:table-cell table:style-name="ce5" office:value-type="string">
            <text:p>Normal</text:p>
          </table:table-cell>
          <table:table-cell table:style-name="ce9" office:value-type="string">
            <text:p><text:a xlink:href="http://turbopro.eb.local/turbotracker/turbo/jobflow?token=new">http://turbopro.eb.local/turbotracker/turbo/jobflow?token=new</text:a> </text:p>
          </table:table-cell>
          <table:table-cell table:style-name="ce12" office:value-type="string">
            <text:p>Functionality errors shall be fixed for the following tabs: “Quotes, Submittal, Releases, Financials”</text:p>
          </table:table-cell>
          <table:table-cell table:style-name="ce5" office:value-type="string">
            <text:p>Tulasi</text:p>
          </table:table-cell>
          <table:table-cell table:style-name="ce5" office:value-type="string">
            <text:p>02/May/2013</text:p>
          </table:table-cell>
          <table:table-cell table:style-name="ce5" office:value-type="string">
            <text:p>Prashanth Sams</text:p>
          </table:table-cell>
          <table:table-cell table:style-name="ce5" office:value-type="string">
            <text:p><text:s/>Done</text:p>
          </table:table-cell>
          <table:table-cell table:number-columns-repeated="101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13"/>
          <table:table-cell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number-columns-repeated="5"/>
          <table:table-cell table:style-name="ce13"/>
          <table:table-cell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/>
          <table:table-cell table:number-columns-repeated="5"/>
          <table:table-cell table:style-name="ce13"/>
          <table:table-cell table:number-columns-repeated="1016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/>
          <table:table-cell table:number-columns-repeated="5"/>
          <table:table-cell table:style-name="ce13"/>
          <table:table-cell table:number-columns-repeated="1016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/>
          <table:table-cell table:number-columns-repeated="5"/>
          <table:table-cell table:style-name="ce14"/>
          <table:table-cell table:number-columns-repeated="1016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/>
          <table:table-cell table:number-columns-repeated="1022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Rs. </number:text>
      <number:number number:decimal-places="0" number:min-integer-digits="1" number:grouping="true"/>
      <number:text> </number:text>
    </number:number-style>
    <number:number-style style:name="N112">
      <number:text>(Rs.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s. </number:text>
      <number:number number:decimal-places="2" number:min-integer-digits="1" number:grouping="true"/>
      <number:text> </number:text>
    </number:number-style>
    <number:number-style style:name="N115">
      <number:text>(Rs.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s.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s. </number:text>
      <number:number number:decimal-places="0" number:min-integer-digits="1" number:grouping="true"/>
      <number:text> </number:text>
    </number:number-style>
    <number:number-style style:name="N128P1" style:volatile="true">
      <number:text> Rs. (</number:text>
      <number:number number:decimal-places="0" number:min-integer-digits="1" number:grouping="true"/>
      <number:text>)</number:text>
    </number:number-style>
    <number:number-style style:name="N128P2" style:volatile="true">
      <number:text> Rs.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Rs. </number:text>
      <number:number number:decimal-places="2" number:min-integer-digits="1" number:grouping="true"/>
      <number:text> </number:text>
    </number:number-style>
    <number:number-style style:name="N136P1" style:volatile="true">
      <number:text> Rs. (</number:text>
      <number:number number:decimal-places="2" number:min-integer-digits="1" number:grouping="true"/>
      <number:text>)</number:text>
    </number:number-style>
    <number:number-style style:name="N136P2" style:volatile="true">
      <number:text> Rs.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0" number:min-integer-digits="4"/>
    </number:number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991cm" fo:margin-bottom="0.991cm" fo:margin-left="0.635cm" fo:margin-right="0.635cm" style:first-page-number="continue" style:scale-to="100%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/05/2012</text:date>, <text:time>14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sues" style:display-name="PageStyle_Iss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11:53:16.19</meta:creation-date>
    <dc:date>2012-05-03T14:48:44</dc:date>
    <meta:editing-duration>PT12H25M24S</meta:editing-duration>
    <meta:editing-cycles>58</meta:editing-cycles>
    <meta:generator>LibreOffice/3.4$Unix LibreOffice_project/340m1$Build-402</meta:generator>
    <dc:creator>Thulasi Ram</dc:creator>
    <meta:document-statistic meta:table-count="1" meta:cell-count="216" meta:object-count="0"/>
  </office:meta>
</office:document-meta>
</file>